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Mangal1" svg:font-family="Mangal"/>
    <style:font-face style:name="sans-serif" svg:font-family="sans-serif, Ari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7.5pt" officeooo:rsid="00492939" officeooo:paragraph-rsid="00069e48" style:font-size-asian="7.5pt" style:font-size-complex="7.5pt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size="14pt" fo:font-weight="bold" officeooo:rsid="00069e48" officeooo:paragraph-rsid="00069e48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69e48" officeooo:paragraph-rsid="00069e48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069e48" officeooo:paragraph-rsid="00082db0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69e48" officeooo:paragraph-rsid="002e2936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69e48" officeooo:paragraph-rsid="00618f72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ArialMT" fo:font-size="14pt" fo:font-weight="bold" officeooo:rsid="00069e48" officeooo:paragraph-rsid="00069e48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language="ru" fo:country="RU" officeooo:rsid="0031c36c" officeooo:paragraph-rsid="003f3e00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language="ru" fo:country="RU" officeooo:rsid="0031c36c" officeooo:paragraph-rsid="00473bdb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language="ru" fo:country="RU" officeooo:rsid="00069e48" officeooo:paragraph-rsid="00509d45"/>
    </style:style>
    <style:style style:name="P12" style:family="paragraph" style:parent-style-name="Frame_20_contents">
      <style:paragraph-properties fo:margin-left="1.251cm" fo:margin-right="0cm" fo:text-indent="0cm" style:auto-text-indent="false"/>
      <style:text-properties style:font-name="Liberation Serif" fo:font-size="12pt" fo:language="ru" fo:country="RU" officeooo:rsid="0031c36c" officeooo:paragraph-rsid="00509d45" style:font-size-asian="12pt" style:font-size-complex="12pt"/>
    </style:style>
    <style:style style:name="P13" style:family="paragraph" style:parent-style-name="Frame_20_contents">
      <style:paragraph-properties fo:margin-left="1.251cm" fo:margin-right="0cm" fo:text-indent="0cm" style:auto-text-indent="false"/>
      <style:text-properties style:font-name="Liberation Serif" fo:font-size="12pt" fo:language="ru" fo:country="RU" officeooo:rsid="0031c36c" officeooo:paragraph-rsid="0050dc90" style:font-size-asian="12pt" style:font-size-complex="12pt"/>
    </style:style>
    <style:style style:name="P14" style:family="paragraph" style:parent-style-name="Standard">
      <style:paragraph-properties fo:margin-left="2.251cm" fo:margin-right="0cm" fo:text-indent="0cm" style:auto-text-indent="false"/>
      <style:text-properties officeooo:paragraph-rsid="0031c36c"/>
    </style:style>
    <style:style style:name="P15" style:family="paragraph" style:parent-style-name="Text_20_body">
      <style:paragraph-properties fo:margin-left="0cm" fo:margin-right="0cm" fo:margin-top="0.25cm" fo:margin-bottom="0cm" loext:contextual-spacing="false" fo:text-indent="0cm" style:auto-text-indent="false"/>
      <style:text-properties fo:font-variant="normal" fo:text-transform="none" fo:color="#333333" style:font-name="Liberation Serif" fo:font-size="12pt" fo:letter-spacing="normal" fo:font-style="normal" fo:font-weight="normal" officeooo:rsid="004e2195" officeooo:paragraph-rsid="0062d0cc" style:font-size-asian="12pt" style:font-weight-asian="bold" style:font-size-complex="12pt" style:font-weight-complex="bold"/>
    </style:style>
    <style:style style:name="P16" style:family="paragraph" style:parent-style-name="Text_20_body" style:master-page-name="">
      <style:paragraph-properties fo:margin-left="0cm" fo:margin-right="0cm" fo:margin-top="0.25cm" fo:margin-bottom="0cm" loext:contextual-spacing="false" fo:line-height="100%" fo:text-align="start" style:justify-single-word="false" fo:widows="1" fo:text-indent="0cm" style:auto-text-indent="false" style:page-number="auto" fo:padding="0cm" fo:border="none"/>
      <style:text-properties fo:font-variant="normal" fo:text-transform="none" fo:color="#333333" style:font-name="Liberation Serif" fo:font-size="12pt" fo:letter-spacing="normal" fo:font-style="normal" fo:font-weight="normal" officeooo:rsid="004e2195" officeooo:paragraph-rsid="005fa238" style:font-size-asian="12pt" style:font-size-complex="12pt"/>
    </style:style>
    <style:style style:name="P17" style:family="paragraph" style:parent-style-name="Text_20_body">
      <style:paragraph-properties fo:margin-left="0cm" fo:margin-right="0cm" fo:margin-top="0.25cm" fo:margin-bottom="0cm" loext:contextual-spacing="false" fo:line-height="100%" fo:text-align="start" style:justify-single-word="false" fo:widows="1" fo:text-indent="0cm" style:auto-text-indent="false" fo:padding="0cm" fo:border="none"/>
      <style:text-properties fo:font-variant="normal" fo:text-transform="none" fo:color="#333333" style:font-name="Liberation Serif" fo:font-size="12pt" fo:letter-spacing="normal" fo:font-style="normal" fo:font-weight="normal" officeooo:rsid="004e2195" officeooo:paragraph-rsid="004e2195" style:font-size-asian="12pt" style:font-size-complex="12pt"/>
    </style:style>
    <style:style style:name="P18" style:family="paragraph" style:parent-style-name="Text_20_body">
      <style:paragraph-properties fo:margin-left="0cm" fo:margin-right="0cm" fo:margin-top="0.25cm" fo:margin-bottom="0cm" loext:contextual-spacing="false" fo:line-height="100%" fo:widows="1" fo:text-indent="0cm" style:auto-text-indent="false" fo:padding="0cm" fo:border="none"/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4e2195" officeooo:paragraph-rsid="004e2195" style:font-size-asian="12pt" style:font-size-complex="12pt"/>
    </style:style>
    <style:style style:name="P19" style:family="paragraph" style:parent-style-name="Text_20_body">
      <style:paragraph-properties fo:margin-left="0cm" fo:margin-right="0cm" fo:margin-top="0.25cm" fo:margin-bottom="0cm" loext:contextual-spacing="false" fo:line-height="100%" fo:widows="1" fo:text-indent="0cm" style:auto-text-indent="false" fo:padding="0cm" fo:border="none"/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4e2195" officeooo:paragraph-rsid="00509d45" style:font-size-asian="12pt" style:font-size-complex="12pt"/>
    </style:style>
    <style:style style:name="P20" style:family="paragraph" style:parent-style-name="Text_20_body">
      <style:paragraph-properties fo:margin-left="0cm" fo:margin-right="0cm" fo:margin-top="0.25cm" fo:margin-bottom="0cm" loext:contextual-spacing="false" fo:line-height="100%" fo:widows="1" fo:text-indent="0cm" style:auto-text-indent="false" fo:padding="0cm" fo:border="none"/>
      <style:text-properties fo:font-size="12pt" fo:font-weight="normal" officeooo:rsid="004e2195" officeooo:paragraph-rsid="00509d45" style:font-size-asian="12pt" style:font-size-complex="12pt"/>
    </style:style>
    <style:style style:name="P2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font-style-asian="normal" style:font-weight-asian="bold" style:font-name-complex="sans-serif"/>
    </style:style>
    <style:style style:name="P22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2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1"/>
    </style:style>
    <style:style style:name="P2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2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paragraph-rsid="0087518e"/>
    </style:style>
    <style:style style:name="P2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paragraph-rsid="008d4afa"/>
    </style:style>
    <style:style style:name="P27" style:family="paragraph" style:parent-style-name="Standard">
      <style:paragraph-properties fo:margin-top="0.27cm" fo:margin-bottom="0cm" loext:contextual-spacing="false" fo:text-align="center" style:justify-single-word="false"/>
      <style:text-properties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29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30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language="ru" fo:country="RU" officeooo:paragraph-rsid="0087518e"/>
    </style:style>
    <style:style style:name="P31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language="ru" fo:country="RU" officeooo:paragraph-rsid="0087518e"/>
    </style:style>
    <style:style style:name="P32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33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8pt" fo:letter-spacing="normal" fo:language="ru" fo:country="RU" fo:font-style="normal" fo:font-weight="normal" officeooo:rsid="009731c9" officeooo:paragraph-rsid="0087518e" style:font-size-asian="18pt" style:language-asian="zxx" style:country-asian="none" style:font-style-asian="normal" style:font-weight-asian="normal" style:font-name-complex="Times New Roman1" style:font-size-complex="18pt" style:language-complex="zxx" style:country-complex="none"/>
    </style:style>
    <style:style style:name="P34" style:family="paragraph" style:parent-style-name="Standard">
      <style:paragraph-properties fo:line-height="100%" fo:text-align="center" style:justify-single-word="false"/>
      <style:text-properties fo:font-size="16pt" fo:language="en" fo:country="US" fo:font-weight="bold" officeooo:rsid="009d7a03" officeooo:paragraph-rsid="009d7a03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aco" fo:font-size="10pt" officeooo:rsid="008fff45" officeooo:paragraph-rsid="0099d218" style:font-size-asian="10pt" style:font-size-complex="10pt"/>
    </style:style>
    <style:style style:name="P36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aco" fo:font-size="10pt" officeooo:rsid="008fff45" officeooo:paragraph-rsid="009b5633" style:font-size-asian="10pt" style:font-size-complex="10pt"/>
    </style:style>
    <style:style style:name="P37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aco" fo:font-size="10pt" officeooo:rsid="008fff45" officeooo:paragraph-rsid="009a9778" style:font-size-asian="10pt" style:font-size-complex="10pt"/>
    </style:style>
    <style:style style:name="P38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officeooo:paragraph-rsid="009d31f1"/>
    </style:style>
    <style:style style:name="P39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font-size="10pt" officeooo:paragraph-rsid="009b5633" style:font-size-asian="10pt" style:font-size-complex="10pt"/>
    </style:style>
    <style:style style:name="P40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8pt" fo:letter-spacing="normal" fo:language="ru" fo:country="RU" fo:font-style="normal" fo:font-weight="normal" officeooo:rsid="00892653" officeooo:paragraph-rsid="008d4afa" style:font-size-asian="18pt" style:font-style-asian="normal" style:font-weight-asian="normal" style:font-name-complex="Times New Roman1" style:font-size-complex="18pt"/>
    </style:style>
    <style:style style:name="P4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42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T1" style:family="text">
      <style:text-properties officeooo:rsid="0007d280"/>
    </style:style>
    <style:style style:name="T2" style:family="text">
      <style:text-properties fo:language="en" fo:country="US" officeooo:rsid="0007d280"/>
    </style:style>
    <style:style style:name="T3" style:family="text">
      <style:text-properties fo:language="en" fo:country="US" officeooo:rsid="001f64ae"/>
    </style:style>
    <style:style style:name="T4" style:family="text">
      <style:text-properties fo:language="en" fo:country="US" officeooo:rsid="0031c36c"/>
    </style:style>
    <style:style style:name="T5" style:family="text">
      <style:text-properties fo:language="en" fo:country="US" officeooo:rsid="0033812a"/>
    </style:style>
    <style:style style:name="T6" style:family="text">
      <style:text-properties fo:language="en" fo:country="US" officeooo:rsid="003d3ec9"/>
    </style:style>
    <style:style style:name="T7" style:family="text">
      <style:text-properties fo:language="en" fo:country="US" officeooo:rsid="00082db0"/>
    </style:style>
    <style:style style:name="T8" style:family="text">
      <style:text-properties fo:language="en" fo:country="US" officeooo:rsid="00509d45"/>
    </style:style>
    <style:style style:name="T9" style:family="text">
      <style:text-properties fo:language="en" fo:country="US" officeooo:rsid="00492939"/>
    </style:style>
    <style:style style:name="T10" style:family="text">
      <style:text-properties fo:language="en" fo:country="US" officeooo:rsid="0050dc90"/>
    </style:style>
    <style:style style:name="T11" style:family="text">
      <style:text-properties fo:language="en" fo:country="US" officeooo:rsid="00557ee7"/>
    </style:style>
    <style:style style:name="T12" style:family="text">
      <style:text-properties fo:language="en" fo:country="US" officeooo:rsid="00642e32"/>
    </style:style>
    <style:style style:name="T13" style:family="text">
      <style:text-properties fo:language="en" fo:country="US" officeooo:rsid="00a064cf"/>
    </style:style>
    <style:style style:name="T14" style:family="text">
      <style:text-properties fo:language="en" fo:country="US" officeooo:rsid="00a1dd3d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f3738"/>
    </style:style>
    <style:style style:name="T17" style:family="text">
      <style:text-properties fo:language="ru" fo:country="RU" officeooo:rsid="00082db0"/>
    </style:style>
    <style:style style:name="T18" style:family="text">
      <style:text-properties fo:language="ru" fo:country="RU" officeooo:rsid="00489b86"/>
    </style:style>
    <style:style style:name="T19" style:family="text">
      <style:text-properties fo:language="ru" fo:country="RU" officeooo:rsid="00509d45"/>
    </style:style>
    <style:style style:name="T20" style:family="text">
      <style:text-properties fo:language="ru" fo:country="RU" officeooo:rsid="0079bd52"/>
    </style:style>
    <style:style style:name="T21" style:family="text">
      <style:text-properties officeooo:rsid="003d3ec9"/>
    </style:style>
    <style:style style:name="T22" style:family="text">
      <style:text-properties officeooo:rsid="00473bdb"/>
    </style:style>
    <style:style style:name="T23" style:family="text">
      <style:text-properties fo:font-variant="normal" fo:text-transform="none" fo:color="#333333" style:font-name="Helvetica" fo:font-size="14pt" fo:letter-spacing="normal" fo:font-style="normal" fo:font-weight="bold" officeooo:rsid="001c7803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333333" style:font-name="Liberation Serif" fo:letter-spacing="normal" fo:language="ru" fo:country="RU" fo:font-style="normal"/>
    </style:style>
    <style:style style:name="T25" style:family="text">
      <style:text-properties fo:font-variant="normal" fo:text-transform="none" fo:color="#333333" style:font-name="Liberation Serif" fo:letter-spacing="normal" fo:language="en" fo:country="US" fo:font-style="normal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fo:font-weight="bold" officeooo:rsid="001c7803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style-asian="normal" style:font-weight-asian="normal" style:font-name-complex="Times New Roman1"/>
    </style:style>
    <style:style style:name="T28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1"/>
    </style:style>
    <style:style style:name="T29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30" style:family="text">
      <style:text-properties fo:font-variant="normal" fo:text-transform="none" fo:color="#000000" style:font-name="Times New Roman1" fo:font-size="14pt" fo:letter-spacing="normal" fo:font-style="normal" fo:font-weight="normal" officeooo:rsid="00283119" style:font-size-asian="14pt" style:font-style-asian="normal" style:font-weight-asian="normal" style:font-name-complex="Times New Roman1"/>
    </style:style>
    <style:style style:name="T31" style:family="text">
      <style:text-properties fo:font-variant="normal" fo:text-transform="none" fo:color="#000000" style:font-name="Times New Roman1" fo:font-size="14pt" fo:letter-spacing="normal" fo:font-style="normal" fo:font-weight="normal" officeooo:rsid="001f8248" style:font-size-asian="14pt" style:font-style-asian="normal" style:font-weight-asian="normal" style:font-name-complex="Times New Roman1"/>
    </style:style>
    <style:style style:name="T32" style:family="text">
      <style:text-properties fo:font-variant="normal" fo:text-transform="none" fo:color="#000000" style:font-name="Times New Roman1" fo:font-size="14pt" fo:letter-spacing="normal" fo:font-style="normal" fo:font-weight="normal" officeooo:rsid="008b6f52" style:font-size-asian="14pt" style:font-style-asian="normal" style:font-weight-asian="normal" style:font-name-complex="Times New Roman1"/>
    </style:style>
    <style:style style:name="T33" style:family="text">
      <style:text-properties fo:font-variant="normal" fo:text-transform="none" fo:color="#000000" style:font-name="Times New Roman1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T34" style:family="text">
      <style:text-properties fo:font-variant="normal" fo:text-transform="none" fo:color="#000000" style:font-name="Times New Roman1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T35" style:family="text">
      <style:text-properties fo:font-variant="normal" fo:text-transform="none" fo:color="#000000" style:font-name="Times New Roman1" fo:font-size="18pt" fo:letter-spacing="normal" fo:font-style="normal" fo:font-weight="normal" style:font-size-asian="18pt" style:font-style-asian="normal" style:font-weight-asian="normal" style:font-name-complex="Times New Roman1" style:font-size-complex="18pt"/>
    </style:style>
    <style:style style:name="T36" style:family="text">
      <style:text-properties fo:font-variant="normal" fo:text-transform="none" fo:color="#000000" style:font-name="Times New Roman1" fo:font-size="18pt" fo:letter-spacing="normal" fo:font-style="normal" fo:font-weight="normal" officeooo:rsid="002b2807" style:font-size-asian="18pt" style:font-style-asian="normal" style:font-weight-asian="normal" style:font-name-complex="Times New Roman1" style:font-size-complex="18pt"/>
    </style:style>
    <style:style style:name="T37" style:family="text">
      <style:text-properties fo:font-variant="normal" fo:text-transform="none" fo:color="#000000" style:font-name="Times New Roman1" fo:font-size="18pt" fo:letter-spacing="normal" fo:font-style="normal" fo:font-weight="normal" officeooo:rsid="00892653" style:font-size-asian="18pt" style:font-style-asian="normal" style:font-weight-asian="normal" style:font-name-complex="Times New Roman1" style:font-size-complex="18pt"/>
    </style:style>
    <style:style style:name="T38" style:family="text">
      <style:text-properties fo:font-variant="normal" fo:text-transform="none" fo:color="#000000" style:font-name="Times New Roman1" fo:font-size="18pt" fo:letter-spacing="normal" fo:language="en" fo:country="US" fo:font-style="normal" fo:font-weight="normal" officeooo:rsid="00892653" style:font-size-asian="18pt" style:font-style-asian="normal" style:font-weight-asian="normal" style:font-name-complex="Times New Roman1" style:font-size-complex="18pt"/>
    </style:style>
    <style:style style:name="T39" style:family="text">
      <style:text-properties fo:font-variant="normal" fo:text-transform="none" fo:color="#252525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40" style:family="text">
      <style:text-properties style:font-name="Helvetica" fo:font-size="10.5pt" officeooo:rsid="00069e48"/>
    </style:style>
    <style:style style:name="T41" style:family="text">
      <style:text-properties officeooo:rsid="00509d45"/>
    </style:style>
    <style:style style:name="T42" style:family="text">
      <style:text-properties officeooo:rsid="0050dc90"/>
    </style:style>
    <style:style style:name="T43" style:family="text">
      <style:text-properties style:text-position="sub 65%" style:shadow="none"/>
    </style:style>
    <style:style style:name="T44" style:family="text">
      <style:text-properties officeooo:rsid="005d5ac8"/>
    </style:style>
    <style:style style:name="T45" style:family="text">
      <style:text-properties style:font-weight-asian="bold" style:font-weight-complex="bold"/>
    </style:style>
    <style:style style:name="T46" style:family="text">
      <style:text-properties officeooo:rsid="0079bd52"/>
    </style:style>
    <style:style style:name="T47" style:family="text">
      <style:text-properties style:font-name="Liberation Serif" fo:font-size="14pt" fo:font-weight="bold" officeooo:rsid="001c7803" style:font-size-asian="14pt" style:font-weight-asian="bold" style:font-size-complex="14pt" style:font-weight-complex="bold"/>
    </style:style>
    <style:style style:name="T48" style:family="text">
      <style:text-properties fo:font-size="9.5pt" style:font-size-asian="9.5pt" style:font-size-complex="9.5pt"/>
    </style:style>
    <style:style style:name="T49" style:family="text">
      <style:text-properties style:font-name="Monaco" fo:font-size="7.5pt" style:font-size-asian="7.5pt" style:font-size-complex="7.5pt"/>
    </style:style>
    <style:style style:name="T50" style:family="text">
      <style:text-properties style:font-name="Monaco" fo:font-size="7.5pt" officeooo:rsid="008fff45" style:font-size-asian="7.5pt" style:font-size-complex="7.5pt"/>
    </style:style>
    <style:style style:name="T51" style:family="text">
      <style:text-properties style:font-name="Monaco" fo:font-size="9.5pt" style:font-size-asian="9.5pt" style:font-size-complex="9.5pt"/>
    </style:style>
    <style:style style:name="T52" style:family="text">
      <style:text-properties style:font-name="Monaco" fo:font-size="9.5pt" officeooo:rsid="008fff45" style:font-size-asian="9.5pt" style:font-size-complex="9.5pt"/>
    </style:style>
    <style:style style:name="T53" style:family="text">
      <style:text-properties style:font-name="Monaco" fo:font-size="10pt" officeooo:rsid="008fff45" style:font-size-asian="10pt" style:font-size-complex="10pt"/>
    </style:style>
    <style:style style:name="T54" style:family="text">
      <style:text-properties style:font-name="Monaco" officeooo:rsid="008fff45"/>
    </style:style>
    <style:style style:name="T55" style:family="text">
      <style:text-properties officeooo:rsid="00a064c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Санкт-Петербургский национальный исследовательский университет </text:p>
      <text:p text:style-name="P25"><text:span text:style-name="T39">информационных технологий, механики и оптики</text:span><text:span text:style-name="T29"><text:line-break/></text:span><text:span text:style-name="T39">(Университет ИТМО)</text:span><text:span text:style-name="T29"> </text:span><text:bookmark text:name="report_R98097615122270904"/></text:p>
      <text:p text:style-name="P22">Факультет программной инженерии и компьютерной техники</text:p>
      <text:p text:style-name="P28">Кафедра вычислительной техники</text:p>
      <text:p text:style-name="P23"/>
      <text:p text:style-name="P24"> </text:p>
      <text:p text:style-name="P24"> </text:p>
      <text:p text:style-name="P24"> </text:p>
      <text:p text:style-name="P24"> </text:p>
      <text:p text:style-name="P24"> </text:p>
      <text:p text:style-name="P25"><text:span text:style-name="T35">Лабораторная работа №</text:span><text:span text:style-name="T36"> </text:span><text:span text:style-name="T38">1</text:span></text:p>
      <text:p text:style-name="P26"><text:span text:style-name="T35">по </text:span><text:span text:style-name="T37">дисциплине </text:span></text:p>
      <text:p text:style-name="P40">«Языки системного программирования»</text:p>
      <text:p text:style-name="P33">«Ввод-вывод»</text:p>
      <text:p text:style-name="P29"> </text:p>
      <text:p text:style-name="P29"> </text:p>
      <text:p text:style-name="P29"> </text:p>
      <text:p text:style-name="P29"> </text:p>
      <text:p text:style-name="P29"> </text:p>
      <text:p text:style-name="P31"><text:span text:style-name="T29">Выполнил<text:line-break/>студент </text:span><text:span text:style-name="T32">2</text:span><text:span text:style-name="T29"> курса,<text:line-break/>группы P3</text:span><text:span text:style-name="T32">2</text:span><text:span text:style-name="T29">00<text:line-break/>Cапожников Борис Константинович</text:span></text:p>
      <text:p text:style-name="P30"><text:span text:style-name="T30">Р</text:span><text:span text:style-name="T29">уководител</text:span><text:span text:style-name="T31">ь</text:span><text:span text:style-name="T29">:</text:span></text:p>
      <text:p text:style-name="P30"><text:span text:style-name="T33">кандидат технических наук</text:span> <text:span text:style-name="T29"><text:line-break/></text:span><text:span text:style-name="T33">Б</text:span><text:span text:style-name="T34">алакшин Павел Валерьевич</text:span></text:p>
      <text:p text:style-name="P32"/>
      <text:p text:style-name="P24"> </text:p>
      <text:p text:style-name="P24"> </text:p>
      <text:p text:style-name="P24"> </text:p>
      <text:p text:style-name="P24"> </text:p>
      <text:p text:style-name="P24"> </text:p>
      <text:p text:style-name="P1"><text:span text:style-name="T27">Санкт-Петербург — 201</text:span><text:span text:style-name="T28">6</text:span></text:p>
      <text:p text:style-name="P34"/>
      <text:p text:style-name="P27"><text:soft-page-break/>Текст исходной программы<text:span text:style-name="T15">:</text:span></text:p>
      <text:p text:style-name="P35">section .text<text:line-break/><text:tab/><text:line-break/>string_length:<text:line-break/><text:tab/><text:tab/>xor rax, rax<text:line-break/><text:tab/>.loop:<text:line-break/><text:tab/><text:tab/>cmp byte[rdi + rax], 0<text:line-break/><text:tab/><text:tab/>je .finish<text:line-break/><text:tab/><text:tab/>inc rax<text:line-break/><text:tab/><text:tab/>jmp .loop<text:line-break/><text:tab/>.finish:<text:line-break/><text:tab/><text:tab/>ret<text:line-break/><text:tab/><text:tab/><text:line-break/>print_string:<text:tab/><text:line-break/><text:tab/><text:tab/>push rdi<text:line-break/><text:tab/><text:tab/>call string_length<text:line-break/><text:tab/><text:tab/>mov rdx, rax<text:line-break/><text:tab/><text:tab/>mov rax, 1 <text:line-break/><text:tab/><text:tab/>mov rdi, 1 <text:line-break/><text:tab/><text:tab/>pop rsi<text:line-break/><text:tab/><text:tab/>syscall<text:line-break/><text:tab/><text:tab/>xor rax, rax<text:line-break/> <text:s text:c="3"/><text:tab/><text:tab/>ret<text:line-break/><text:tab/><text:line-break/>print_char:<text:line-break/><text:tab/><text:tab/>push rdi<text:line-break/><text:tab/><text:tab/>mov rax, 1 <text:line-break/><text:tab/><text:tab/>mov rdi, 1 <text:line-break/><text:tab/><text:tab/>mov rsi, rsp<text:line-break/><text:tab/><text:tab/>mov rdx, 1 <text:line-break/><text:tab/><text:tab/>syscall<text:line-break/><text:tab/><text:tab/>pop rax<text:tab/><text:line-break/><text:tab/><text:tab/>xor rax, rax<text:line-break/><text:tab/><text:tab/>ret<text:line-break/><text:tab/><text:line-break/>print_newline:<text:line-break/><text:tab/><text:tab/>mov rax, 1 <text:line-break/><text:tab/><text:tab/>mov rdi, 1<text:line-break/><text:tab/><text:tab/>mov rsi, <text:span text:style-name="T14">newline_char</text:span><text:line-break/><text:tab/><text:tab/>mov rdx, 1 <text:line-break/><text:tab/><text:tab/>syscall<text:line-break/><text:tab/><text:tab/>xor rax, rax<text:line-break/><text:tab/><text:tab/>ret<text:line-break/><text:line-break/>print_uint:<text:tab/><text:line-break/><text:tab/><text:tab/>mov r8, rsp<text:line-break/><text:tab/><text:tab/>mov rax, rdi<text:line-break/><text:tab/><text:tab/>push 0x0<text:line-break/><text:tab/>.loop:<text:line-break/><text:tab/><text:tab/>xor rdx, rdx<text:line-break/><text:tab/><text:tab/>mov rsi, 10<text:line-break/><text:tab/><text:tab/>div rsi <text:s/><text:tab/><text:line-break/><text:tab/><text:tab/>add rdx, 0x30<text:line-break/><text:tab/><text:tab/>dec rsp<text:line-break/><text:tab/><text:tab/>mov byte [rsp], dl<text:line-break/><text:tab/><text:tab/>test rax, rax <text:line-break/><text:tab/><text:tab/>jnz .loop<text:line-break/><text:tab/><text:line-break/><text:tab/><text:tab/>mov rdi, rsp<text:line-break/><text:tab/><text:tab/>call print_string<text:line-break/><text:tab/><text:tab/>mov rsp, r8<text:line-break/><text:tab/><text:tab/>xor rax, rax<text:line-break/><text:tab/><text:tab/>ret</text:p>
      <text:p text:style-name="P35"/>
      <text:p text:style-name="P35"/>
      <text:p text:style-name="P36"><text:soft-page-break/>print_int:<text:line-break/><text:tab/><text:tab/>test rdi, rdi<text:line-break/><text:tab/><text:tab/>jns .print<text:line-break/><text:tab/><text:tab/>not rdi<text:line-break/><text:tab/><text:tab/>inc rdi<text:line-break/><text:tab/><text:tab/>push rdi <text:s text:c="3"/><text:line-break/><text:tab/><text:tab/>mov rdi, 0x2D<text:line-break/><text:tab/><text:tab/>call print_char<text:line-break/><text:tab/><text:tab/>pop rdi<text:line-break/><text:tab/>.print:<text:line-break/><text:tab/><text:tab/>call print_uint<text:line-break/><text:tab/><text:tab/>ret<text:line-break/><text:tab/><text:tab/><text:line-break/>read_char:<text:line-break/><text:tab/><text:tab/>push 0<text:line-break/><text:tab/><text:tab/>mov rax, 0<text:line-break/><text:tab/><text:tab/>mov rdi, 0<text:line-break/><text:tab/><text:tab/>lea rsi, [rsp]<text:line-break/><text:tab/><text:tab/>mov rdx, 1 <text:line-break/><text:tab/><text:tab/>syscall<text:line-break/><text:tab/><text:tab/>pop rax<text:line-break/><text:tab/><text:tab/>ret<text:line-break/><text:tab/><text:line-break/>section .data</text:p>
      <text:p text:style-name="P36"><text:line-break/><text:tab/>word_buffer: times 256 db 0</text:p>
      <text:p text:style-name="P36"/>
      <text:p text:style-name="P37">section .text<text:tab/><text:line-break/><text:line-break/>read_word:<text:line-break/><text:tab/><text:tab/>push rbx<text:line-break/><text:tab/><text:tab/>xor rbx, rbx<text:line-break/><text:tab/>.loop1:<text:line-break/><text:tab/><text:tab/>call read_char<text:line-break/><text:tab/><text:tab/>cmp rax, 0x20<text:line-break/><text:tab/><text:tab/>je .loop1<text:line-break/><text:tab/><text:tab/>cmp rax, 0x09<text:line-break/><text:tab/><text:tab/>je .loop1<text:line-break/><text:tab/><text:tab/>cmp rax, 0x0A<text:line-break/><text:tab/><text:tab/>je .loop1<text:line-break/><text:tab/><text:tab/>cmp rax, 0x00<text:line-break/><text:tab/><text:tab/>je .quit<text:line-break/><text:tab/><text:line-break/><text:tab/>.loop2:<text:line-break/><text:tab/><text:tab/>mov byte [word_buffer+rbx], al <text:line-break/><text:tab/><text:tab/>inc rbx<text:line-break/><text:tab/><text:tab/>call read_char<text:line-break/><text:tab/><text:tab/>cmp rax, 0x20<text:line-break/><text:tab/><text:tab/>je .quit<text:line-break/><text:tab/><text:tab/>cmp rax, 0x9<text:line-break/><text:tab/><text:tab/>je .quit<text:line-break/><text:tab/><text:tab/>cmp rax, 0xA<text:line-break/><text:tab/><text:tab/>je .quit<text:line-break/><text:tab/><text:tab/>cmp rax, 0x0<text:line-break/><text:tab/><text:tab/>je .quit<text:line-break/><text:tab/><text:tab/><text:line-break/><text:tab/><text:tab/>jmp .loop2<text:line-break/><text:tab/>.quit:<text:line-break/><text:tab/><text:tab/>mov byte [word_buffer+rbx], 0x0<text:line-break/><text:tab/><text:tab/>mov rdx, rbx<text:line-break/><text:tab/><text:tab/>mov rax, word_buffer <text:s/><text:line-break/><text:tab/><text:tab/>pop rbx<text:line-break/><text:tab/><text:tab/>ret<text:line-break/></text:p>
      <text:p text:style-name="P37"/>
      <text:p text:style-name="P39"><text:soft-page-break/><text:span text:style-name="T54">parse_uint:<text:line-break/><text:tab/><text:tab/>xor rax, rax<text:line-break/><text:tab/><text:tab/>xor rsi, rsi<text:line-break/><text:tab/><text:tab/>xor rcx, rcx<text:line-break/><text:tab/>.loop:<text:line-break/><text:tab/><text:tab/>mov cl, [rdi+rsi]<text:line-break/><text:tab/><text:tab/>sub rcx, 0x30<text:line-break/><text:tab/><text:tab/>js .quit<text:line-break/><text:tab/><text:tab/>cmp rcx, 0xA<text:line-break/><text:tab/><text:tab/>jns .quit<text:line-break/><text:tab/><text:tab/>mov rdx, 10<text:line-break/><text:tab/><text:tab/>mul rdx <text:s/><text:line-break/><text:tab/><text:tab/>add rax, rcx<text:line-break/><text:tab/><text:tab/>inc rsi<text:line-break/><text:tab/><text:tab/>jmp .loop<text:line-break/><text:tab/>.quit:<text:line-break/><text:tab/><text:tab/>mov rdx, rsi<text:line-break/><text:tab/><text:tab/>ret<text:line-break/><text:tab/><text:tab/><text:line-break/>parse_int:<text:line-break/><text:tab/><text:tab/>xor rcx, rcx<text:line-break/><text:tab/><text:tab/>mov cl, [rdi]<text:line-break/><text:tab/><text:tab/>cmp rcx, 0x2D<text:line-break/><text:tab/><text:tab/>je .neg<text:line-break/><text:tab/><text:tab/>cmp rcx, 0x30<text:line-break/><text:tab/><text:tab/>js .nan<text:line-break/><text:tab/><text:tab/>cmp rcx, 0x3A<text:line-break/><text:tab/><text:tab/>jns .nan<text:line-break/><text:tab/><text:tab/>call parse_uint<text:line-break/><text:tab/><text:tab/>ret<text:line-break/><text:tab/>.neg:<text:line-break/><text:tab/><text:tab/>lea rdi, [rdi+1]<text:line-break/><text:tab/><text:tab/>call parse_uint<text:line-break/><text:tab/><text:tab/>inc rdx<text:line-break/><text:tab/><text:tab/>not rax<text:line-break/><text:tab/><text:tab/>inc rax<text:line-break/><text:tab/><text:tab/>ret<text:line-break/><text:tab/>.nan:<text:line-break/><text:tab/><text:tab/>xor rax, rax<text:line-break/><text:tab/><text:tab/>xor rdx, rdx<text:line-break/><text:tab/><text:tab/>ret<text:line-break/><text:tab/><text:line-break/>section .data</text:span></text:p>
      <text:p text:style-name="P39"><text:span text:style-name="T54"><text:line-break/><text:tab/>newline_char: db 0xA<text:line-break/></text:span></text:p>
      <text:p text:style-name="P38"><text:span text:style-name="T53">section .text<text:line-break/><text:tab/><text:line-break/>string_copy:<text:line-break/><text:tab/>.loop:<text:line-break/><text:tab/><text:tab/>xor rcx, rcx<text:line-break/><text:tab/><text:tab/>mov cl, [rdi]<text:line-break/><text:tab/><text:tab/>mov [rsi], rcx<text:line-break/><text:tab/><text:tab/>inc rdi<text:line-break/><text:tab/><text:tab/>inc rsi<text:line-break/><text:tab/><text:tab/>cmp rcx, [newline_char]<text:line-break/><text:tab/><text:tab/>jne .loop<text:line-break/><text:tab/><text:tab/>xor rax, rax<text:line-break/> <text:s text:c="7"/>ret</text:span></text:p>
      <text:p text:style-name="P38"/>
      <text:p text:style-name="P38"/>
      <text:p text:style-name="P38"/>
      <text:p text:style-name="P38"><text:span text:style-name="T53"><text:line-break/><text:line-break/></text:span><text:soft-page-break/><text:span text:style-name="T53">string_equals:<text:line-break/><text:tab/>.loop:<text:line-break/><text:tab/><text:tab/>xor rcx, rcx<text:line-break/><text:tab/><text:tab/>xor rdx, rdx<text:line-break/><text:tab/><text:tab/>mov cl, [rdi]<text:line-break/><text:tab/><text:tab/>mov dl, [rsi]<text:line-break/><text:tab/><text:tab/>cmp rcx, rdx <text:line-break/><text:tab/><text:tab/>je .equal<text:line-break/><text:tab/><text:tab/>xor rax, rax<text:line-break/><text:tab/><text:tab/>ret<text:line-break/><text:tab/>.equal:<text:line-break/><text:tab/><text:tab/>inc rdi<text:line-break/><text:tab/><text:tab/>inc rsi<text:line-break/><text:tab/><text:tab/>cmp rcx, 0x0;<text:line-break/><text:tab/><text:tab/>jne .loop<text:line-break/><text:tab/><text:tab/>mov rax, 1<text:line-break/><text:tab/><text:tab/>ret</text:span><text:span text:style-name="T50"><text:line-break/><text:tab/><text:tab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Mangal1" svg:font-family="Mangal"/>
    <style:font-face style:name="sans-serif" svg:font-family="sans-serif, Ari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6-09-15T12:38:21.537000000</dc:date>
    <meta:editing-duration>P1DT22H47M38S</meta:editing-duration>
    <meta:editing-cycles>142</meta:editing-cycles>
    <meta:print-date>2016-09-15T09:18:50.634000000</meta:print-date>
    <meta:document-statistic meta:table-count="0" meta:image-count="0" meta:object-count="0" meta:page-count="5" meta:paragraph-count="36" meta:word-count="456" meta:character-count="2955" meta:non-whitespace-character-count="2108"/>
  </office:meta>
</office:document-meta>
</file>